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p text:style-name="Text_20_body"><office:annotation>
<dc:creator>scene title</dc:creator>
<text:p>- Meet Hal, threatened by Vurdi</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office:annotation><dc:creator>Simon Haynes</dc:creator><text:p> this is the author's first note </text:p></office:annotation>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h text:style-name="Heading_20_2" text:outline-level="2">Chapter 2</text:h>
      <text:p text:style-name="Text_20_body"><office:annotation>
<dc:creator>scene title</dc:creator>
<text:p>- 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Heading_20_4">* * *</text:p>
      <text:p text:style-name="Text_20_body"><office:annotation>
<dc:creator>scene title</dc:creator>
<text:p>- 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h text:style-name="Heading_20_2" text:outline-level="2">Chapter 3</text:h>
      <text:p text:style-name="Text_20_body"><office:annotation>
<dc:creator>scene title</dc:creator>
<text:p>- 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h text:style-name="Heading_20_2" text:outline-level="2">Chapter 4</text:h>
      <text:p text:style-name="Text_20_body"><office:annotation>
<dc:creator>scene title</dc:creator>
<text:p>- 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Heading_20_4">* * *</text:p>
      <text:p text:style-name="Text_20_body"><office:annotation>
<dc:creator>scene title</dc:creator>
<text:p>- 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Heading_20_4">* * *</text:p>
      <text:p text:style-name="Text_20_body"><office:annotation>
<dc:creator>scene title</dc:creator>
<text:p>- 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Heading_20_4">* * *</text:p>
      <text:p text:style-name="Text_20_body"><office:annotation>
<dc:creator>scene title</dc:creator>
<text:p>- 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Text_20_body"><office:annotation>
<dc:creator>scene title</dc:creator>
<text:p>- 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office:annotation><dc:creator>Simon Haynes</dc:creator><text:p> the author's second note ...</text:p></office:annotation>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Heading_20_4">* * *</text:p>
      <text:p text:style-name="Text_20_body"><office:annotation>
<dc:creator>scene title</dc:creator>
<text:p>- 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h text:style-name="Heading_20_2" text:outline-level="2">Chapter 6</text:h>
      <text:p text:style-name="Text_20_body"><office:annotation>
<dc:creator>scene title</dc:creator>
<text:p>- Hal gets to the ship and lifts off.</text:p>
</office:annotation></text:p>
      <text:h text:style-name="Heading_20_2" text:outline-level="2">Chapter 7</text:h>
      <text:p text:style-name="Text_20_body"><office:annotation>
<dc:creator>scene title</dc:creator>
<text:p>- Hal finds Clunk on rope, falls out after him.</text:p>
</office:annotation></text:p>
      <text:h text:style-name="Heading_20_2" text:outline-level="2">Chapter 8</text:h>
      <text:p text:style-name="Text_20_body"><office:annotation>
<dc:creator>scene title</dc:creator>
<text:p>- Climb up rope to safety. Back in ship for hyperspace.</text:p>
</office:annotation></text:p>
      <text:h text:style-name="Heading_20_2" text:outline-level="2">Chapter 9</text:h>
      <text:p text:style-name="Text_20_body"><office:annotation>
<dc:creator>scene title</dc:creator>
<text:p>- In his office. Gordon OKs the deal</text:p>
</office:annotation></text:p>
      <text:h text:style-name="Heading_20_2" text:outline-level="2">Chapter 10</text:h>
      <text:p text:style-name="Text_20_body"><office:annotation>
<dc:creator>scene title</dc:creator>
<text:p>- Exits the ship to meet Bevan</text:p>
</office:annotation></text:p>
      <text:h text:style-name="Heading_20_2" text:outline-level="2">Chapter 11</text:h>
      <text:p text:style-name="Text_20_body"><office:annotation>
<dc:creator>scene title</dc:creator>
<text:p>- Getting food out. Frozen puddings.</text:p>
</office:annotation></text:p>
      <text:p text:style-name="Heading_20_4">* * *</text:p>
      <text:p text:style-name="Text_20_body"><office:annotation>
<dc:creator>scene title</dc:creator>
<text:p>- Says goodbye to Clunk</text:p>
</office:annotation></text:p>
      <text:h text:style-name="Heading_20_2" text:outline-level="2">Chapter 12</text:h>
      <text:p text:style-name="Text_20_body"><office:annotation>
<dc:creator>scene title</dc:creator>
<text:p>- Hal depressed. No escape from here.</text:p>
</office:annotation></text:p>
      <text:p text:style-name="Heading_20_4">* * *</text:p>
      <text:p text:style-name="Text_20_body"><office:annotation>
<dc:creator>scene title</dc:creator>
<text:p>- Lighten the ship. Preparing for liftoff.</text:p>
</office:annotation></text:p>
      <text:h text:style-name="Heading_20_2" text:outline-level="2">Chapter 13</text:h>
      <text:p text:style-name="Text_20_body"><office:annotation>
<dc:creator>scene title</dc:creator>
<text:p>- Karl and Terry awaiting Hal. They take a call from their spy, intercept is at the orbiter.</text:p>
</office:annotation></text:p>
      <text:h text:style-name="Heading_20_2" text:outline-level="2">Chapter 14</text:h>
      <text:h text:style-name="Heading_20_2" text:outline-level="2">Chapter 15</text:h>
      <text:p text:style-name="Text_20_body"><office:annotation>
<dc:creator>scene title</dc:creator>
<text:p>- Karl waiting impatiently</text:p>
</office:annotation></text:p>
      <text:p text:style-name="Heading_20_4">* * *</text:p>
      <text:p text:style-name="Text_20_body"><office:annotation>
<dc:creator>scene title</dc:creator>
<text:p>- Karl and Terry confused about 'Chunk'</text:p>
</office:annotation></text:p>
      <text:h text:style-name="Heading_20_2" text:outline-level="2">Chapter 16</text:h>
      <text:p text:style-name="Text_20_body"><office:annotation>
<dc:creator>scene title</dc:creator>
<text:p>- Clunk slips out the back.</text:p>
</office:annotation></text:p>
      <text:p text:style-name="Heading_20_4">* * *</text:p>
      <text:p text:style-name="Text_20_body"><office:annotation>
<dc:creator>scene title</dc:creator>
<text:p>- Karl and Terry waiting.</text:p>
</office:annotation></text:p>
      <text:h text:style-name="Heading_20_2" text:outline-level="2">Chapter 17</text:h>
      <text:p text:style-name="Text_20_body"><office:annotation>
<dc:creator>scene title</dc:creator>
<text:p>- Clunk in orbit</text:p>
</office:annotation></text:p>
      <text:p text:style-name="Heading_20_4">* * *</text:p>
      <text:p text:style-name="Text_20_body"><office:annotation>
<dc:creator>scene title</dc:creator>
<text:p>- Clunk uses cylinder</text:p>
</office:annotation></text:p>
      <text:h text:style-name="Heading_20_1" text:outline-level="1">Part 2</text:h>
      <text:h text:style-name="Heading_20_2" text:outline-level="2">Chapter 18</text:h>
      <text:p text:style-name="Text_20_body"><office:annotation>
<dc:creator>scene title</dc:creator>
<text:p>- Terry places the 'bomb'</text:p>
</office:annotation></text:p>
      <text:p text:style-name="Heading_20_4">* * *</text:p>
      <text:p text:style-name="Text_20_body"><office:annotation>
<dc:creator>scene title</dc:creator>
<text:p>- Hal buys food</text:p>
</office:annotation></text:p>
      <text:h text:style-name="Heading_20_2" text:outline-level="2">Chapter 19</text:h>
      <text:p text:style-name="Text_20_body"><office:annotation>
<dc:creator>scene title</dc:creator>
<text:p>- Karl leaves a note, takes Clunk.</text:p>
</office:annotation></text:p>
      <text:p text:style-name="Heading_20_4">* * *</text:p>
      <text:p text:style-name="Text_20_body"><office:annotation>
<dc:creator>scene title</dc:creator>
<text:p>- Hal about to hyperspace.</text:p>
</office:annotation></text:p>
      <text:h text:style-name="Heading_20_2" text:outline-level="2">Chapter 20</text:h>
      <text:p text:style-name="Text_20_body"><office:annotation>
<dc:creator>scene title</dc:creator>
<text:p>- Hal gets real Jerling's call. Has to get cargo and robot back.</text:p>
</office:annotation></text:p>
      <text:p text:style-name="Heading_20_4">* * *</text:p>
      <text:p text:style-name="Text_20_body"><office:annotation>
<dc:creator>scene title</dc:creator>
<text:p>- Hal sets course for Forg.</text:p>
</office:annotation></text:p>
      <text:p text:style-name="Heading_20_4">* * *</text:p>
      <text:p text:style-name="Text_20_body"><office:annotation>
<dc:creator>scene title</dc:creator>
<text:p>- Land on Forg, in rubbish.</text:p>
</office:annotation></text:p>
      <text:h text:style-name="Heading_20_2" text:outline-level="2">Chapter 21</text:h>
      <text:p text:style-name="Text_20_body"><office:annotation>
<dc:creator>scene title</dc:creator>
<text:p>- Hal rents a car in Jerling's name and heads towards Forgberg and the Casino.</text:p>
</office:annotation></text:p>
      <text:p text:style-name="Heading_20_4">* * *</text:p>
      <text:p text:style-name="Text_20_body"><office:annotation>
<dc:creator>scene title</dc:creator>
<text:p>- Hal after almost running Clunk down. Picks him up.</text:p>
</office:annotation></text:p>
      <text:h text:style-name="Heading_20_2" text:outline-level="2">Chapter 22</text:h>
      <text:p text:style-name="Text_20_body"><office:annotation>
<dc:creator>scene title</dc:creator>
<text:p>- Find car, go to find clothes.</text:p>
</office:annotation></text:p>
      <text:h text:style-name="Heading_20_2" text:outline-level="2">Chapter 23</text:h>
      <text:p text:style-name="Text_20_body"><office:annotation>
<dc:creator>scene title</dc:creator>
<text:p>- Hal sells Clunk</text:p>
</office:annotation></text:p>
      <text:h text:style-name="Heading_20_2" text:outline-level="2">Chapter 24</text:h>
      <text:p text:style-name="Text_20_body"><office:annotation>
<dc:creator>scene title</dc:creator>
<text:p>- Hal annoyed at Clunk for buying only the best.</text:p>
</office:annotation></text:p>
      <text:p text:style-name="Heading_20_4">* * *</text:p>
      <text:p text:style-name="Text_20_body"><office:annotation>
<dc:creator>scene title</dc:creator>
<text:p>- Clunk gambling. Fight with human couple.</text:p>
</office:annotation></text:p>
      <text:p text:style-name="Heading_20_4">* * *</text:p>
      <text:p text:style-name="Text_20_body"><office:annotation>
<dc:creator>scene title</dc:creator>
<text:p>- Sitting on the steps, battered and bruised. Limo arrives for Karl.</text:p>
</office:annotation></text:p>
      <text:h text:style-name="Heading_20_2" text:outline-level="2">Chapter 25</text:h>
      <text:p text:style-name="Text_20_body"><office:annotation>
<dc:creator>scene title</dc:creator>
<text:p>- Clunk travelling on the back of Karl's limo</text:p>
</office:annotation></text:p>
      <text:p text:style-name="Heading_20_4">* * *</text:p>
      <text:p text:style-name="Text_20_body"><office:annotation>
<dc:creator>scene title</dc:creator>
<text:p>- Clunk sees Hal catching up again. Limo stops.</text:p>
</office:annotation></text:p>
      <text:h text:style-name="Heading_20_2" text:outline-level="2">Chapter 26</text:h>
      <text:p text:style-name="Text_20_body"><office:annotation>
<dc:creator>scene title</dc:creator>
<text:p>- Clunk uploads the Navcom into the ship.</text:p>
</office:annotation></text:p>
      <text:h text:style-name="Heading_20_2" text:outline-level="2">Chapter 27</text:h>
      <text:p text:style-name="Text_20_body"><office:annotation>
<dc:creator>scene title</dc:creator>
<text:p>- The shop robots want Clunk to escape with them. Mention Hal's capture.</text:p>
</office:annotation></text:p>
      <text:p text:style-name="Heading_20_4">* * *</text:p>
      <text:p text:style-name="Text_20_body"><office:annotation>
<dc:creator>scene title</dc:creator>
<text:p>- Clunk steals armoured car, drives it into the house.</text:p>
</office:annotation></text:p>
      <text:h text:style-name="Heading_20_2" text:outline-level="2">Chapter 28</text:h>
      <text:p text:style-name="Text_20_body"><office:annotation>
<dc:creator>scene title</dc:creator>
<text:p>- Karl and Terry take the limo</text:p>
</office:annotation></text:p>
      <text:p text:style-name="Heading_20_4">* * *</text:p>
      <text:p text:style-name="Text_20_body"><office:annotation>
<dc:creator>scene title</dc:creator>
<text:p>- Karl and Terry overtake and head for Spaceport. Looking for Volante.</text:p>
</office:annotation></text:p>
      <text:h text:style-name="Heading_20_2" text:outline-level="2">Chapter 29</text:h>
      <text:p text:style-name="Text_20_body"><office:annotation>
<dc:creator>scene title</dc:creator>
<text:p>- Hal and Clunk fleeing in Gull</text:p>
</office:annotation></text:p>
      <text:p text:style-name="Heading_20_4">* * *</text:p>
      <text:p text:style-name="Text_20_body"><office:annotation>
<dc:creator>scene title</dc:creator>
<text:p>- Clunk wants to throw stuff at the flyer</text:p>
</office:annotation></text:p>
      <text:p text:style-name="Heading_20_4">* * *</text:p>
      <text:p text:style-name="Text_20_body"><office:annotation>
<dc:creator>scene title</dc:creator>
<text:p>- Hal fetches the puddings.</text:p>
</office:annotation></text:p>
      <text:h text:style-name="Heading_20_2" text:outline-level="2">Chapter 30</text:h>
      <text:p text:style-name="Text_20_body"><office:annotation>
<dc:creator>scene title</dc:creator>
<text:p>- Hal yells at Jerling, then cargo arrives on truck.</text:p>
</office:annotation></text:p>
      <text:p text:style-name="Heading_20_4">* * *</text:p>
      <text:p text:style-name="Text_20_body"><office:annotation>
<dc:creator>scene title</dc:creator>
<text:p>- Clunk outside, depressed.</text:p>
</office:annotation></text:p>
      <text:p text:style-name="Heading_20_4">* * *</text:p>
      <text:p text:style-name="Text_20_body"><office:annotation>
<dc:creator>scene title</dc:creator>
<text:p>- Karl bursts in, armed.</text:p>
</office:annotation></text:p>
      <text:h text:style-name="Heading_20_2" text:outline-level="2">Chapter 31</text:h>
      <text:p text:style-name="Text_20_body"><office:annotation>
<dc:creator>scene title</dc:creator>
<text:p>- Terry ties Hal in hold, leaves back doors open.</text:p>
</office:annotation></text:p>
      <text:p text:style-name="Heading_20_4">* * *</text:p>
      <text:p text:style-name="Text_20_body"><office:annotation>
<dc:creator>scene title</dc:creator>
<text:p>- Hal dodges Brutus, escapes the hold.</text:p>
</office:annotation></text:p>
      <text:h text:style-name="Heading_20_2" text:outline-level="2"/>
      <text:p text:style-name="Text_20_body"><office:annotation>
<dc:creator>scene title</dc:creator>
<text:p>- Black Gull hyperspaces to oblivion</text:p>
</office:annotation>This is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BFFF" fo:font-size="10pt"/>
    </style:style>
    <style:style style:name="yWriter_20_mark_20_todo" style:display-name="yWriter mark todo" style:family="paragraph" style:parent-style-name="Standard" style:next-style-name="Standard" style:class="text">
      <style:text-properties fo:color="#B22222"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8-28T21:59:06Z</meta:creation-date>
    <dc:date/>
  </office:meta>
</office:document-meta>
</file>